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erif" svg:font-family="'Droid Serif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3" style:family="table" style:master-page-name="Standard">
      <style:table-properties style:width="7.2681in" style:page-number="auto" fo:break-before="auto" fo:break-after="auto" table:align="margins" style:writing-mode="lr-tb"/>
    </style:style>
    <style:style style:name="Table3.A" style:family="table-column">
      <style:table-column-properties style:column-width="1.441in" style:rel-column-width="2075*"/>
    </style:style>
    <style:style style:name="Table3.B" style:family="table-column">
      <style:table-column-properties style:column-width="2.1181in" style:rel-column-width="3050*"/>
    </style:style>
    <style:style style:name="Table3.C" style:family="table-column">
      <style:table-column-properties style:column-width="3.709in" style:rel-column-width="5341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2681in" fo:break-before="auto" fo:break-after="auto" table:align="margins" style:writing-mode="lr-tb"/>
    </style:style>
    <style:style style:name="Table2.A" style:family="table-column">
      <style:table-column-properties style:column-width="1.5931in" style:rel-column-width="2250*"/>
    </style:style>
    <style:style style:name="Table2.B" style:family="table-column">
      <style:table-column-properties style:column-width="1.3368in" style:rel-column-width="1888*"/>
    </style:style>
    <style:style style:name="Table2.C" style:family="table-column">
      <style:table-column-properties style:column-width="4.3382in" style:rel-column-width="6128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.2681in" fo:break-before="auto" fo:break-after="auto" table:align="margins" style:writing-mode="lr-tb"/>
    </style:style>
    <style:style style:name="Table4.A" style:family="table-column">
      <style:table-column-properties style:column-width="1.5924in" style:rel-column-width="2293*"/>
    </style:style>
    <style:style style:name="Table4.B" style:family="table-column">
      <style:table-column-properties style:column-width="1.3368in" style:rel-column-width="1925*"/>
    </style:style>
    <style:style style:name="Table4.C" style:family="table-column">
      <style:table-column-properties style:column-width="4.3389in" style:rel-column-width="6248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 style:master-page-name="Standard">
      <style:table-properties style:width="7.2681in" fo:margin-left="0in" style:page-number="auto" fo:break-before="page" table:align="left" style:writing-mode="lr-tb"/>
    </style:style>
    <style:style style:name="Table1.A" style:family="table-column">
      <style:table-column-properties style:column-width="5.9347in"/>
    </style:style>
    <style:style style:name="Table1.B" style:family="table-column">
      <style:table-column-properties style:column-width="1.3333in"/>
    </style:style>
    <style:style style:name="Table1.A1" style:family="table-cell">
      <style:table-cell-properties style:vertical-align="top" fo:padding="0.0299in" fo:border="1pt solid #cccccc"/>
    </style:style>
    <style:style style:name="Table1.B1" style:family="table-cell">
      <style:table-cell-properties style:vertical-align="top" fo:padding="0.0694in" fo:border="1pt solid #cccccc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</style:style>
    <style:style style:name="P4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officeooo:rsid="001cf61d" officeooo:paragraph-rsid="001cf61d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officeooo:paragraph-rsid="0023bcff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officeooo:paragraph-rsid="00254f38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officeooo:paragraph-rsid="0025e9c8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officeooo:paragraph-rsid="0029006e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officeooo:paragraph-rsid="002e3b01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officeooo:paragraph-rsid="0033c959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paragraph-rsid="002c5e84" style:font-size-asian="8pt" style:font-name-complex="Verdana" style:font-size-complex="8pt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paragraph-rsid="002e0602" style:font-size-asian="8pt" style:font-name-complex="Verdana" style:font-size-complex="8pt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paragraph-rsid="002e3b01" style:font-size-asian="8pt" style:font-name-complex="Verdana" style:font-size-complex="8pt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paragraph-rsid="0030fae7" style:font-size-asian="8pt" style:font-name-complex="Verdana" style:font-size-complex="8pt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paragraph-rsid="0029006e" style:font-size-asian="8pt" style:font-name-complex="Verdana" style:font-size-complex="8pt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paragraph-rsid="00326b37" style:font-size-asian="8pt" style:font-name-complex="Verdana" style:font-size-complex="8pt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paragraph-rsid="002ad648" style:font-size-asian="8pt" style:font-name-complex="Verdana" style:font-size-complex="8pt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paragraph-rsid="003413cf" style:font-size-asian="8pt" style:font-name-complex="Verdana" style:font-size-complex="8pt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paragraph-rsid="0033c959" style:font-size-asian="8pt" style:font-name-complex="Verdana" style:font-size-complex="8pt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paragraph-rsid="003418cd" style:font-size-asian="8pt" style:font-name-complex="Verdana" style:font-size-complex="8pt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officeooo:paragraph-rsid="0022ba96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officeooo:paragraph-rsid="0023bcff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officeooo:paragraph-rsid="00254f38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officeooo:paragraph-rsid="0025e9c8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379eb9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3333ff" fo:font-weight="bold" officeooo:rsid="00254f38" officeooo:paragraph-rsid="00254f38" style:font-weight-asian="bold" style:font-weight-complex="bold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3333ff" fo:font-weight="bold" officeooo:rsid="0025e9c8" officeooo:paragraph-rsid="0025e9c8" style:font-weight-asian="bold" style:font-weight-complex="bold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3333ff" style:font-name="Verdana" fo:font-size="8pt" fo:font-weight="bold" officeooo:rsid="0030fae7" officeooo:paragraph-rsid="0030fae7" style:font-size-asian="8pt" style:font-weight-asian="bold" style:font-name-complex="Verdana" style:font-size-complex="8pt" style:font-weight-complex="bold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3333ff" style:font-name="Verdana" fo:font-size="8pt" fo:font-weight="bold" officeooo:rsid="00326b37" officeooo:paragraph-rsid="00326b37" style:font-size-asian="8pt" style:font-weight-asian="bold" style:font-name-complex="Verdana" style:font-size-complex="8pt" style:font-weight-complex="bold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3333ff" style:font-name="Verdana" fo:font-size="8pt" fo:font-weight="bold" officeooo:rsid="00254f38" officeooo:paragraph-rsid="002ad648" style:font-size-asian="8pt" style:font-weight-asian="bold" style:font-name-complex="Verdana" style:font-size-complex="8pt" style:font-weight-complex="bold"/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3333ff" style:font-name="Verdana" fo:font-size="8pt" fo:font-weight="bold" officeooo:rsid="00254f38" officeooo:paragraph-rsid="0033c959" style:font-size-asian="8pt" style:font-weight-asian="bold" style:font-name-complex="Verdana" style:font-size-complex="8pt" style:font-weight-complex="bold"/>
    </style:style>
    <style:style style:name="P3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3333ff" style:font-name="Verdana" fo:font-size="8pt" fo:font-weight="bold" officeooo:rsid="0025e9c8" officeooo:paragraph-rsid="002ad648" style:font-size-asian="8pt" style:font-weight-asian="bold" style:font-name-complex="Verdana" style:font-size-complex="8pt" style:font-weight-complex="bold"/>
    </style:style>
    <style:style style:name="P3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3333ff" style:font-name="Verdana" fo:font-size="8pt" fo:font-weight="bold" officeooo:rsid="0025e9c8" officeooo:paragraph-rsid="0033c959" style:font-size-asian="8pt" style:font-weight-asian="bold" style:font-name-complex="Verdana" style:font-size-complex="8pt" style:font-weight-complex="bold"/>
    </style:style>
    <style:style style:name="P3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paragraph-rsid="002c5e84" style:font-size-asian="8pt" style:font-name-complex="Verdana" style:font-size-complex="8pt"/>
    </style:style>
    <style:style style:name="P3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paragraph-rsid="0030fae7" style:font-size-asian="8pt" style:font-name-complex="Verdana" style:font-size-complex="8pt"/>
    </style:style>
    <style:style style:name="P3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paragraph-rsid="00326b37" style:font-size-asian="8pt" style:font-name-complex="Verdana" style:font-size-complex="8pt"/>
    </style:style>
    <style:style style:name="P4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paragraph-rsid="002ad648" style:font-size-asian="8pt" style:font-name-complex="Verdana" style:font-size-complex="8pt"/>
    </style:style>
    <style:style style:name="P4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paragraph-rsid="003413cf" style:font-size-asian="8pt" style:font-name-complex="Verdana" style:font-size-complex="8pt"/>
    </style:style>
    <style:style style:name="P4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paragraph-rsid="003418cd" style:font-size-asian="8pt" style:font-name-complex="Verdana" style:font-size-complex="8pt"/>
    </style:style>
    <style:style style:name="P4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paragraph-rsid="00379eb9" style:font-size-asian="8pt" style:font-name-complex="Verdana" style:font-size-complex="8pt"/>
    </style:style>
    <style:style style:name="P4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rsid="003d3139" officeooo:paragraph-rsid="003d3139" style:font-size-asian="8pt" style:font-name-complex="Verdana" style:font-size-complex="8pt"/>
    </style:style>
    <style:style style:name="P45" style:family="paragraph" style:parent-style-name="Standard">
      <style:text-properties officeooo:paragraph-rsid="002ad648"/>
    </style:style>
    <style:style style:name="P46" style:family="paragraph" style:parent-style-name="Standard">
      <style:text-properties officeooo:paragraph-rsid="0033c959"/>
    </style:style>
    <style:style style:name="P47" style:family="paragraph" style:parent-style-name="Standard">
      <style:text-properties style:font-name="Verdana" fo:font-size="8pt" officeooo:paragraph-rsid="0029006e" style:font-size-asian="8pt" style:font-name-complex="Verdana" style:font-size-complex="8pt"/>
    </style:style>
    <style:style style:name="P48" style:family="paragraph" style:parent-style-name="Standard">
      <style:text-properties style:font-name="Verdana" fo:font-size="8pt" officeooo:paragraph-rsid="002ad648" style:font-size-asian="8pt" style:font-name-complex="Verdana" style:font-size-complex="8pt"/>
    </style:style>
    <style:style style:name="P49" style:family="paragraph" style:parent-style-name="Standard">
      <style:text-properties style:font-name="Verdana" fo:font-size="8pt" officeooo:paragraph-rsid="00379eb9" style:font-size-asian="8pt" style:font-name-complex="Verdana" style:font-size-complex="8pt"/>
    </style:style>
    <style:style style:name="P50" style:family="paragraph" style:parent-style-name="Standard">
      <style:paragraph-properties fo:line-height="115%" style:writing-mode="lr-tb"/>
      <style:text-properties officeooo:rsid="001cf61d" officeooo:paragraph-rsid="001cf61d"/>
    </style:style>
    <style:style style:name="P51" style:family="paragraph" style:parent-style-name="Standard">
      <style:paragraph-properties fo:break-before="page"/>
      <style:text-properties officeooo:paragraph-rsid="00379eb9"/>
    </style:style>
    <style:style style:name="P52" style:family="paragraph" style:parent-style-name="Table_20_Contents">
      <style:text-properties fo:color="#3333ff" fo:font-weight="bold" officeooo:rsid="0023bcff" officeooo:paragraph-rsid="0023bcff" style:font-weight-asian="bold" style:font-weight-complex="bold"/>
    </style:style>
    <style:style style:name="P53" style:family="paragraph" style:parent-style-name="Table_20_Contents">
      <style:text-properties fo:color="#3333ff" style:font-name="Verdana" fo:font-size="8pt" fo:font-weight="bold" officeooo:rsid="0023bcff" officeooo:paragraph-rsid="0029006e" style:font-size-asian="8pt" style:font-weight-asian="bold" style:font-name-complex="Verdana" style:font-size-complex="8pt" style:font-weight-complex="bold"/>
    </style:style>
    <style:style style:name="P54" style:family="paragraph" style:parent-style-name="Table_20_Contents">
      <style:text-properties fo:color="#3333ff" style:font-name="Verdana" fo:font-size="8pt" fo:font-weight="bold" officeooo:rsid="0023bcff" officeooo:paragraph-rsid="002ad648" style:font-size-asian="8pt" style:font-weight-asian="bold" style:font-name-complex="Verdana" style:font-size-complex="8pt" style:font-weight-complex="bold"/>
    </style:style>
    <style:style style:name="P55" style:family="paragraph" style:parent-style-name="Table_20_Contents">
      <style:text-properties fo:color="#3333ff" style:font-name="Verdana" fo:font-size="8pt" fo:font-weight="bold" officeooo:rsid="0023bcff" officeooo:paragraph-rsid="0033c959" style:font-size-asian="8pt" style:font-weight-asian="bold" style:font-name-complex="Verdana" style:font-size-complex="8pt" style:font-weight-complex="bold"/>
    </style:style>
    <style:style style:name="P56" style:family="paragraph" style:parent-style-name="Table_20_Contents">
      <style:text-properties style:font-name="Verdana" fo:font-size="8pt" officeooo:paragraph-rsid="0029006e" style:font-size-asian="8pt" style:font-name-complex="Verdana" style:font-size-complex="8pt"/>
    </style:style>
    <style:style style:name="P57" style:family="paragraph" style:parent-style-name="Table_20_Contents">
      <style:text-properties style:font-name="Verdana" fo:font-size="8pt" officeooo:paragraph-rsid="002ad648" style:font-size-asian="8pt" style:font-name-complex="Verdana" style:font-size-complex="8pt"/>
    </style:style>
    <style:style style:name="P58" style:family="paragraph" style:parent-style-name="Table_20_Contents">
      <style:text-properties style:font-name="Verdana" fo:font-size="8pt" officeooo:paragraph-rsid="0033c959" style:font-size-asian="8pt" style:font-name-complex="Verdana" style:font-size-complex="8pt"/>
    </style:style>
    <style:style style:name="P59" style:family="paragraph" style:parent-style-name="Footer">
      <style:paragraph-properties fo:text-align="end" style:justify-single-word="false"/>
      <style:text-properties officeooo:rsid="001cf61d" officeooo:paragraph-rsid="001cf61d"/>
    </style:style>
    <style:style style:name="T1" style:family="text"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2" style:family="text"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Arial" fo:font-size="10pt" fo:font-style="normal" style:text-underline-style="none" fo:font-weight="normal" officeooo:rsid="0020bb3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" style:family="text">
      <style:text-properties fo:color="#000000" style:text-line-through-style="none" style:text-line-through-type="none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000000" style:text-line-through-style="none" style:text-line-through-type="none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color="#000000" style:text-line-through-style="none" style:text-line-through-type="none" fo:font-size="10pt" fo:font-style="normal" style:text-underline-style="none" fo:font-weight="normal" officeooo:rsid="0020bb3f" style:font-name-asian="Ari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color="#000000" style:text-line-through-style="none" style:text-line-through-type="none" fo:font-style="normal" style:text-underline-style="none" fo:font-weight="bold" style:font-name-asian="Arial" style:font-style-asian="normal" style:font-weight-asian="bold" style:font-style-complex="normal" style:font-weight-complex="bold"/>
    </style:style>
    <style:style style:name="T8" style:family="text">
      <style:text-properties fo:color="#000000" style:text-line-through-style="none" style:text-line-through-type="none" fo:font-style="normal" style:text-underline-style="none" fo:font-weight="normal" style:font-name-asian="Arial" style:font-style-asian="normal" style:font-weight-asian="normal" style:font-style-complex="normal" style:font-weight-complex="normal"/>
    </style:style>
    <style:style style:name="T9" style:family="text">
      <style:text-properties fo:color="#000000" style:text-line-through-style="none" style:text-line-through-type="none" fo:font-style="normal" style:text-underline-style="none" fo:font-weight="normal" officeooo:rsid="0020bb3f" style:font-name-asian="Arial" style:font-style-asian="normal" style:font-weight-asian="normal" style:font-style-complex="normal" style:font-weight-complex="normal"/>
    </style:style>
    <style:style style:name="T10" style:family="text"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1" style:family="text">
      <style:text-properties fo:color="#222222" style:text-line-through-style="none" style:text-line-through-type="none" style:font-name="Arial" fo:font-size="9pt" fo:font-style="normal" style:text-underline-style="none" fo:font-weight="bold" fo:background-color="#ffffff" loext:char-shading-value="0" style:font-name-asian="Arial" style:font-size-asian="9pt" style:font-style-asian="normal" style:font-weight-asian="bold" style:font-name-complex="Arial" style:font-size-complex="9pt" style:font-style-complex="normal" style:font-weight-complex="bold"/>
    </style:style>
    <style:style style:name="T12" style:family="text">
      <style:text-properties fo:color="#222222" style:text-line-through-style="none" style:text-line-through-type="none" style:font-name="Arial" fo:font-size="9pt" fo:font-style="normal" style:text-underline-style="none" fo:font-weight="normal" fo:background-color="#ffffff" loext:char-shading-value="0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13" style:family="text">
      <style:text-properties fo:color="#222222" style:text-line-through-style="none" style:text-line-through-type="none" style:font-name="Droid Serif" fo:font-size="10pt" fo:font-style="normal" style:text-underline-style="none" fo:font-weight="bold" fo:background-color="#ffffff" loext:char-shading-value="0" style:font-name-asian="Droid Serif" style:font-size-asian="10pt" style:font-style-asian="normal" style:font-weight-asian="bold" style:font-name-complex="Droid Serif" style:font-size-complex="10pt" style:font-style-complex="normal" style:font-weight-complex="bold"/>
    </style:style>
    <style:style style:name="T14" style:family="text">
      <style:text-properties fo:color="#222222" style:text-line-through-style="none" style:text-line-through-type="none" style:font-name="Droid Serif" fo:font-size="10pt" fo:font-style="normal" style:text-underline-style="none" fo:font-weight="normal" fo:background-color="#ffffff" loext:char-shading-value="0" style:font-name-asian="Droid Serif" style:font-size-asian="10pt" style:font-style-asian="normal" style:font-weight-asian="normal" style:font-name-complex="Droid Serif" style:font-size-complex="10pt" style:font-style-complex="normal" style:font-weight-complex="normal"/>
    </style:style>
    <style:style style:name="T15" style:family="text">
      <style:text-properties fo:color="#222222" style:text-line-through-style="none" style:text-line-through-type="none" style:font-name="Droid Serif" fo:font-size="10pt" fo:font-style="normal" style:text-underline-style="none" fo:font-weight="normal" officeooo:rsid="002f7a8c" fo:background-color="#ffffff" loext:char-shading-value="0" style:font-name-asian="Droid Serif" style:font-size-asian="10pt" style:font-style-asian="normal" style:font-weight-asian="normal" style:font-name-complex="Droid Serif" style:font-size-complex="10pt" style:font-style-complex="normal" style:font-weight-complex="normal"/>
    </style:style>
    <style:style style:name="T16" style:family="text">
      <style:text-properties fo:color="#222222" style:text-line-through-style="none" style:text-line-through-type="none" fo:font-size="9pt" fo:font-style="normal" style:text-underline-style="none" fo:font-weight="normal" fo:background-color="#ffffff" loext:char-shading-value="0" style:font-name-asian="Arial" style:font-size-asian="9pt" style:font-style-asian="normal" style:font-weight-asian="normal" style:font-size-complex="9pt" style:font-style-complex="normal" style:font-weight-complex="normal"/>
    </style:style>
    <style:style style:name="T17" style:family="text">
      <style:text-properties fo:color="#222222" style:text-line-through-style="none" style:text-line-through-type="none" fo:font-size="9pt" fo:font-style="normal" style:text-underline-style="none" fo:font-weight="bold" fo:background-color="#ffffff" loext:char-shading-value="0" style:font-name-asian="Arial" style:font-size-asian="9pt" style:font-style-asian="normal" style:font-weight-asian="bold" style:font-size-complex="9pt" style:font-style-complex="normal" style:font-weight-complex="bold"/>
    </style:style>
    <style:style style:name="T18" style:family="text">
      <style:text-properties fo:color="#222222" style:text-line-through-style="none" style:text-line-through-type="none" fo:font-size="10pt" fo:font-style="normal" style:text-underline-style="none" fo:font-weight="bold" fo:background-color="#ffffff" loext:char-shading-value="0" style:font-name-asian="Droid Serif" style:font-size-asian="10pt" style:font-style-asian="normal" style:font-weight-asian="bold" style:font-size-complex="10pt" style:font-style-complex="normal" style:font-weight-complex="bold"/>
    </style:style>
    <style:style style:name="T19" style:family="text">
      <style:text-properties fo:color="#222222" style:text-line-through-style="none" style:text-line-through-type="none" fo:font-size="10pt" fo:font-style="normal" style:text-underline-style="none" fo:font-weight="normal" fo:background-color="#ffffff" loext:char-shading-value="0" style:font-name-asian="Droid Serif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fo:color="#222222" style:text-line-through-style="none" style:text-line-through-type="none" fo:font-size="10pt" fo:font-style="normal" style:text-underline-style="none" fo:font-weight="normal" officeooo:rsid="002f7a8c" fo:background-color="#ffffff" loext:char-shading-value="0" style:font-name-asian="Droid Serif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fo:color="#222222" style:text-line-through-style="none" style:text-line-through-type="none" style:font-name="Verdana" fo:font-size="9pt" fo:font-style="normal" style:text-underline-style="none" fo:font-weight="bold" fo:background-color="#ffffff" loext:char-shading-value="0" style:font-name-asian="Arial" style:font-size-asian="9pt" style:font-style-asian="normal" style:font-weight-asian="bold" style:font-name-complex="Verdana" style:font-size-complex="9pt" style:font-style-complex="normal" style:font-weight-complex="bold"/>
    </style:style>
    <style:style style:name="T22" style:family="text">
      <style:text-properties fo:color="#222222" style:text-line-through-style="none" style:text-line-through-type="none" style:font-name="Verdana" fo:font-size="9pt" fo:font-style="normal" style:text-underline-style="none" fo:font-weight="normal" fo:background-color="#ffffff" loext:char-shading-value="0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T23" style:family="text">
      <style:text-properties fo:color="#222222" style:text-line-through-style="none" style:text-line-through-type="none" style:font-name="Verdana" fo:font-style="normal" style:text-underline-style="none" fo:font-weight="bold" fo:background-color="#ffffff" loext:char-shading-value="0" style:font-name-asian="Arial" style:font-style-asian="normal" style:font-weight-asian="bold" style:font-name-complex="Verdana" style:font-style-complex="normal" style:font-weight-complex="bold"/>
    </style:style>
    <style:style style:name="T24" style:family="text">
      <style:text-properties fo:color="#222222" style:text-line-through-style="none" style:text-line-through-type="none" style:font-name="Verdana" fo:font-style="normal" style:text-underline-style="none" fo:font-weight="normal" fo:background-color="#ffffff" loext:char-shading-value="0" style:font-name-asian="Arial" style:font-style-asian="normal" style:font-weight-asian="normal" style:font-name-complex="Verdana" style:font-style-complex="normal" style:font-weight-complex="normal"/>
    </style:style>
    <style:style style:name="T25" style:family="text">
      <style:text-properties fo:color="#222222" style:text-line-through-style="none" style:text-line-through-type="none" style:font-name="Verdana" fo:font-size="8pt" fo:font-style="normal" style:text-underline-style="none" fo:font-weight="bold" fo:background-color="#ffffff" loext:char-shading-value="0" style:font-name-asian="Arial" style:font-size-asian="8pt" style:font-style-asian="normal" style:font-weight-asian="bold" style:font-name-complex="Verdana" style:font-size-complex="8pt" style:font-style-complex="normal" style:font-weight-complex="bold"/>
    </style:style>
    <style:style style:name="T26" style:family="text">
      <style:text-properties fo:color="#222222" style:text-line-through-style="none" style:text-line-through-type="none" style:font-name="Verdana" fo:font-size="8pt" fo:font-style="normal" style:text-underline-style="none" fo:font-weight="normal" fo:background-color="#ffffff" loext:char-shading-value="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T27" style:family="text">
      <style:text-properties fo:color="#222222" style:text-line-through-style="none" style:text-line-through-type="none" fo:font-style="normal" style:text-underline-style="none" fo:font-weight="normal" fo:background-color="#ffffff" loext:char-shading-value="0" style:font-name-asian="Arial" style:font-style-asian="normal" style:font-weight-asian="normal" style:font-style-complex="normal" style:font-weight-complex="normal"/>
    </style:style>
    <style:style style:name="T28" style:family="text">
      <style:text-properties fo:color="#222222" style:text-line-through-style="none" style:text-line-through-type="none" fo:font-style="normal" style:text-underline-style="none" fo:font-weight="normal" fo:background-color="#ffffff" loext:char-shading-value="0" style:font-name-asian="Droid Serif" style:font-style-asian="normal" style:font-weight-asian="normal" style:font-style-complex="normal" style:font-weight-complex="normal"/>
    </style:style>
    <style:style style:name="T29" style:family="text">
      <style:text-properties fo:color="#222222" style:text-line-through-style="none" style:text-line-through-type="none" fo:font-style="normal" style:text-underline-style="none" fo:font-weight="normal" officeooo:rsid="002f7a8c" fo:background-color="#ffffff" loext:char-shading-value="0" style:font-name-asian="Droid Serif" style:font-style-asian="normal" style:font-weight-asian="normal" style:font-style-complex="normal" style:font-weight-complex="normal"/>
    </style:style>
    <style:style style:name="T30" style:family="text">
      <style:text-properties fo:color="#222222" style:text-line-through-style="none" style:text-line-through-type="none" fo:font-style="normal" style:text-underline-style="none" fo:font-weight="bold" fo:background-color="#ffffff" loext:char-shading-value="0" style:font-name-asian="Arial" style:font-style-asian="normal" style:font-weight-asian="bold" style:font-style-complex="normal" style:font-weight-complex="bold"/>
    </style:style>
    <style:style style:name="T31" style:family="text">
      <style:text-properties fo:color="#222222" style:text-line-through-style="none" style:text-line-through-type="none" fo:font-style="normal" style:text-underline-style="none" fo:font-weight="bold" fo:background-color="#ffffff" loext:char-shading-value="0" style:font-name-asian="Droid Serif" style:font-style-asian="normal" style:font-weight-asian="bold" style:font-style-complex="normal" style:font-weight-complex="bold"/>
    </style:style>
    <style:style style:name="T32" style:family="text">
      <style:text-properties fo:color="#1155cc" style:text-line-through-style="none" style:text-line-through-type="none" style:font-name="Arial" fo:font-size="9pt" fo:font-style="normal" style:text-underline-style="solid" style:text-underline-width="auto" style:text-underline-color="font-color" fo:font-weight="normal" fo:background-color="#ffffff" loext:char-shading-value="0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33" style:family="text">
      <style:text-properties fo:color="#1155cc" style:text-line-through-style="none" style:text-line-through-type="none" fo:font-size="9pt" fo:font-style="normal" style:text-underline-style="solid" style:text-underline-width="auto" style:text-underline-color="font-color" fo:font-weight="normal" fo:background-color="#ffffff" loext:char-shading-value="0" style:font-name-asian="Arial" style:font-size-asian="9pt" style:font-style-asian="normal" style:font-weight-asian="normal" style:font-size-complex="9pt" style:font-style-complex="normal" style:font-weight-complex="normal"/>
    </style:style>
    <style:style style:name="T34" style:family="text">
      <style:text-properties fo:color="#1155cc" style:text-line-through-style="none" style:text-line-through-type="none" style:font-name="Verdana" fo:font-size="9pt" fo:font-style="normal" style:text-underline-style="solid" style:text-underline-width="auto" style:text-underline-color="font-color" fo:font-weight="normal" fo:background-color="#ffffff" loext:char-shading-value="0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T35" style:family="text">
      <style:text-properties fo:color="#1155cc" style:text-line-through-style="none" style:text-line-through-type="none" style:font-name="Verdana" fo:font-style="normal" style:text-underline-style="solid" style:text-underline-width="auto" style:text-underline-color="font-color" fo:font-weight="normal" fo:background-color="#ffffff" loext:char-shading-value="0" style:font-name-asian="Arial" style:font-style-asian="normal" style:font-weight-asian="normal" style:font-name-complex="Verdana" style:font-style-complex="normal" style:font-weight-complex="normal"/>
    </style:style>
    <style:style style:name="T36" style:family="text">
      <style:text-properties fo:color="#1155cc" style:text-line-through-style="none" style:text-line-through-type="none" style:font-name="Verdana" fo:font-size="8pt" fo:font-style="normal" style:text-underline-style="solid" style:text-underline-width="auto" style:text-underline-color="font-color" fo:font-weight="normal" fo:background-color="#ffffff" loext:char-shading-value="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columns-spanned="3" office:value-type="string">
            <text:p text:style-name="P53">Place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37"><text:span text:style-name="T7">at </text:span><text:span text:style-name="T8">the corner</text:span></text:p>
            <text:p text:style-name="P12"><text:span text:style-name="T7">at</text:span><text:span text:style-name="T8"> work</text:span></text:p>
            <text:p text:style-name="P12"><text:span text:style-name="T7">at</text:span><text:span text:style-name="T8"> bus stop</text:span></text:p>
            <text:p text:style-name="P12"><text:span text:style-name="T7">at</text:span><text:span text:style-name="T8"> the end</text:span></text:p>
            <text:p text:style-name="P12"><text:span text:style-name="T7">at</text:span><text:span text:style-name="T8"> the beginning</text:span></text:p>
            <text:p text:style-name="P13"><text:span text:style-name="T27"/></text:p>
          </table:table-cell>
          <table:table-cell table:style-name="Table3.A2" office:value-type="string">
            <text:p text:style-name="P14"><text:span text:style-name="T30">at</text:span><text:span text:style-name="T27"> our 24/7 customer care numbers</text:span></text:p>
            <text:p text:style-name="P10"><text:span text:style-name="T25">at</text:span><text:span text:style-name="T26"> </text:span><text:a xlink:type="simple" xlink:href="mailto:zakir@cefalo.com"><text:span text:style-name="T36">zakir@cefalo.com</text:span></text:a></text:p>
            <text:p text:style-name="P14"><text:span text:style-name="T30">at </text:span><text:span text:style-name="T27">your service</text:span></text:p>
            <text:p text:style-name="P14"><text:span text:style-name="T30">at</text:span><text:span text:style-name="T27"> the point</text:span></text:p>
            <text:p text:style-name="P14"><text:span text:style-name="T31">at</text:span><text:span text:style-name="T28"> the </text:span><text:span text:style-name="T29">center</text:span></text:p>
          </table:table-cell>
          <table:table-cell table:style-name="Table3.C2" office:value-type="string">
            <text:p text:style-name="P56"/>
          </table:table-cell>
        </table:table-row>
        <table:table-row>
          <table:table-cell table:style-name="Table3.C2" table:number-columns-spanned="3" office:value-type="string">
            <text:p text:style-name="P31">Time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38"><text:span text:style-name="T7">at</text:span><text:span text:style-name="T8"> midnight</text:span></text:p>
            <text:p text:style-name="P15"><text:span text:style-name="T7">at </text:span><text:span text:style-name="T8">lunchtime</text:span></text:p>
            <text:p text:style-name="P15"><text:span text:style-name="T7">at</text:span><text:span text:style-name="T8"> weekends</text:span></text:p>
          </table:table-cell>
          <table:table-cell table:style-name="Table3.A2" office:value-type="string">
            <text:p text:style-name="P16"/>
          </table:table-cell>
          <table:table-cell table:style-name="Table3.C2" office:value-type="string">
            <text:p text:style-name="P56"/>
          </table:table-cell>
        </table:table-row>
        <table:table-row>
          <table:table-cell table:style-name="Table3.C2" table:number-columns-spanned="3" office:value-type="string">
            <text:p text:style-name="P32">Event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39"><text:span text:style-name="T7">at</text:span><text:span text:style-name="T8"> short notice</text:span></text:p>
            <text:p text:style-name="P17"><text:span text:style-name="T7">at</text:span><text:span text:style-name="T8"> request</text:span></text:p>
          </table:table-cell>
          <table:table-cell table:style-name="Table3.A2" office:value-type="string">
            <text:p text:style-name="P16"/>
          </table:table-cell>
          <table:table-cell table:style-name="Table3.C2" office:value-type="string">
            <text:p text:style-name="P56"/>
          </table:table-cell>
        </table:table-row>
      </table:table>
      <text:p text:style-name="P47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3" office:value-type="string">
            <text:p text:style-name="P54">Place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40"><text:span text:style-name="T7">on</text:span><text:span text:style-name="T8"> the left</text:span></text:p>
            <text:p text:style-name="P18"><text:span text:style-name="T7">on</text:span><text:span text:style-name="T8"> the right</text:span></text:p>
            <text:p text:style-name="P18"><text:span text:style-name="T7">on</text:span><text:span text:style-name="T8"> TV</text:span></text:p>
            <text:p text:style-name="P18"><text:span text:style-name="T7">on </text:span><text:span text:style-name="T8">the other channel</text:span></text:p>
            <text:p text:style-name="P18"><text:span text:style-name="T7">on </text:span><text:span text:style-name="T8">his mobile</text:span></text:p>
          </table:table-cell>
          <table:table-cell table:style-name="Table2.A2" office:value-type="string">
            <text:p text:style-name="P18"><text:span text:style-name="T7">on</text:span><text:span text:style-name="T8"> the committee</text:span></text:p>
            <text:p text:style-name="P18"><text:span text:style-name="T7">on</text:span><text:span text:style-name="T8"> movies</text:span></text:p>
            <text:p text:style-name="P18"><text:span text:style-name="T7">on</text:span><text:span text:style-name="T8"> Internet</text:span></text:p>
            <text:p text:style-name="P18"><text:span text:style-name="T7">on </text:span><text:span text:style-name="T8">the other end</text:span></text:p>
          </table:table-cell>
          <table:table-cell table:style-name="Table2.C2" office:value-type="string">
            <text:p text:style-name="P57"/>
          </table:table-cell>
        </table:table-row>
        <table:table-row>
          <table:table-cell table:style-name="Table2.C2" table:number-columns-spanned="3" office:value-type="string">
            <text:p text:style-name="P33">Time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40"><text:span text:style-name="T7">on</text:span><text:span text:style-name="T8"> holiday</text:span></text:p>
            <text:p text:style-name="P18"><text:span text:style-name="T7">on</text:span><text:span text:style-name="T8"> leave</text:span></text:p>
            <text:p text:style-name="P18"><text:span text:style-name="T7">on</text:span><text:span text:style-name="T8"> Sunday evening</text:span></text:p>
          </table:table-cell>
          <table:table-cell table:style-name="Table2.A2" office:value-type="string">
            <text:p text:style-name="P18"/>
          </table:table-cell>
          <table:table-cell table:style-name="Table2.C2" office:value-type="string">
            <text:p text:style-name="P57"/>
          </table:table-cell>
        </table:table-row>
        <table:table-row>
          <table:table-cell table:style-name="Table2.C2" table:number-columns-spanned="3" office:value-type="string">
            <text:p text:style-name="P35">Event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40"><text:span text:style-name="T7">on</text:span><text:span text:style-name="T8"> program</text:span></text:p>
            <text:p text:style-name="P18"><text:span text:style-name="T7">on</text:span><text:span text:style-name="T8"> the real test</text:span></text:p>
            <text:p text:style-name="P18"><text:span text:style-name="T7">on</text:span><text:span text:style-name="T8"> seeing</text:span></text:p>
            <text:p text:style-name="P18"><text:span text:style-name="T7">upon</text:span><text:span text:style-name="T8"> arrival</text:span></text:p>
            <text:p text:style-name="P18"><text:span text:style-name="T7">on </text:span><text:span text:style-name="T8">the same journey</text:span></text:p>
          </table:table-cell>
          <table:table-cell table:style-name="Table2.A2" office:value-type="string">
            <text:p text:style-name="P18"/>
          </table:table-cell>
          <table:table-cell table:style-name="Table2.C2" office:value-type="string">
            <text:p text:style-name="P57"/>
          </table:table-cell>
        </table:table-row>
      </table:table>
      <text:p text:style-name="P48"/>
      <text:p text:style-name="P48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columns-spanned="3" office:value-type="string">
            <text:p text:style-name="P55">Place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41"><text:span text:style-name="T7">in</text:span><text:span text:style-name="T8"> the same position</text:span></text:p>
            <text:p text:style-name="P19"><text:span text:style-name="T7">in</text:span><text:span text:style-name="T8"> the heart</text:span></text:p>
          </table:table-cell>
          <table:table-cell table:style-name="Table4.A2" office:value-type="string">
            <text:p text:style-name="P20"><text:span text:style-name="T8"/></text:p>
          </table:table-cell>
          <table:table-cell table:style-name="Table4.C2" office:value-type="string">
            <text:p text:style-name="P58"/>
          </table:table-cell>
        </table:table-row>
        <table:table-row>
          <table:table-cell table:style-name="Table4.C2" table:number-columns-spanned="3" office:value-type="string">
            <text:p text:style-name="P34">Time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42"><text:span text:style-name="T7">in</text:span><text:span text:style-name="T8"> the evening</text:span></text:p>
            <text:p text:style-name="P21"><text:span text:style-name="T7">in</text:span><text:span text:style-name="T8"> the morning</text:span></text:p>
          </table:table-cell>
          <table:table-cell table:style-name="Table4.A2" office:value-type="string">
            <text:p text:style-name="P20"/>
          </table:table-cell>
          <table:table-cell table:style-name="Table4.C2" office:value-type="string">
            <text:p text:style-name="P58"/>
          </table:table-cell>
        </table:table-row>
        <table:table-row>
          <table:table-cell table:style-name="Table4.C2" table:number-columns-spanned="3" office:value-type="string">
            <text:p text:style-name="P36">Event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44"><text:span text:style-name="T8"/></text:p>
          </table:table-cell>
          <table:table-cell table:style-name="Table4.A2" office:value-type="string">
            <text:p text:style-name="P20"/>
          </table:table-cell>
          <table:table-cell table:style-name="Table4.C2" office:value-type="string">
            <text:p text:style-name="P58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3"><text:span text:style-name="T7">over</text:span><text:span text:style-name="T8"> </text:span><text:span text:style-name="T9">a</text:span><text:span text:style-name="T8">llegation</text:span></text:p>
          </table:table-cell>
          <table:table-cell table:style-name="Table1.B1" office:value-type="string">
            <text:p text:style-name="P43"><text:span text:style-name="T8">অভিযোগে</text:span></text:p>
          </table:table-cell>
        </table:table-row>
        <table:table-row>
          <table:table-cell table:style-name="Table1.B1" office:value-type="string">
            <text:p text:style-name="P43"><text:span text:style-name="T7">over</text:span><text:span text:style-name="T8"> phone</text:span></text:p>
          </table:table-cell>
          <table:table-cell table:style-name="Table1.B1" office:value-type="string">
            <text:p text:style-name="P43"><text:span text:style-name="T8">ফোনে</text:span></text:p>
          </table:table-cell>
        </table:table-row>
        <table:table-row>
          <table:table-cell table:style-name="Table1.B1" office:value-type="string">
            <text:p text:style-name="P43"><text:span text:style-name="T8">Former chief adviser </text:span><text:span text:style-name="T7">to </text:span><text:span text:style-name="T8">the caretaker government</text:span></text:p>
          </table:table-cell>
          <table:table-cell table:style-name="Table1.B1" office:value-type="string">
            <text:p text:style-name="P28"/>
          </table:table-cell>
        </table:table-row>
        <table:table-row>
          <table:table-cell table:style-name="Table1.B1" office:value-type="string">
            <text:p text:style-name="P43"><text:span text:style-name="T8">Press secretary </text:span><text:span text:style-name="T7">to </text:span><text:span text:style-name="T8">the chief adviser</text:span></text:p>
          </table:table-cell>
          <table:table-cell table:style-name="Table1.B1" office:value-type="string">
            <text:p text:style-name="P28"/>
          </table:table-cell>
        </table:table-row>
        <table:table-row>
          <table:table-cell table:style-name="Table1.B1" office:value-type="string">
            <text:p text:style-name="P43"><text:span text:style-name="T8">A journalist </text:span><text:span text:style-name="T7">of </text:span><text:span text:style-name="T8">BBC Bangla Service</text:span></text:p>
          </table:table-cell>
          <table:table-cell table:style-name="Table1.B1" office:value-type="string">
            <text:p text:style-name="P28"/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erif" svg:font-family="'Droid Serif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278in" fo:margin-bottom="0.0835in" style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25in" fo:margin-bottom="0.0835in" style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222in" fo:margin-bottom="0.0555in" style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1945in" fo:margin-bottom="0.0555in" style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.0417in" style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in" fo:margin-bottom="0.222in" style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339in" style:type="center"/>
          <style:tab-stop style:position="7.2681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cf61d" officeooo:paragraph-rsid="001cf61d"/>
    </style:style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2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32</meta:editing-cycles>
    <dc:date>2016-09-15T15:12:57.806845373</dc:date>
    <meta:editing-duration>PT24M23S</meta:editing-duration>
    <meta:document-statistic meta:table-count="4" meta:image-count="0" meta:object-count="0" meta:page-count="2" meta:paragraph-count="53" meta:word-count="140" meta:character-count="684" meta:non-whitespace-character-count="597"/>
  </office:meta>
</office:document-meta>
</file>